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F40000024E4C6B324E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2" style:family="table" style:master-page-name="MPF0">
      <style:table-properties style:width="18cm" fo:margin-left="0cm" style:page-number="auto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13.582cm"/>
    </style:style>
    <style:style style:name="Table2.A1" style:family="table-cell">
      <style:table-cell-properties fo:padding-left="0.018cm" fo:padding-right="0.018cm" fo:padding-top="0cm" fo:padding-bottom="0cm" fo:border="none" style:writing-mode="lr-tb"/>
    </style:style>
    <style:style style:name="Table2.B1" style:family="table-cell">
      <style:table-cell-properties fo:padding="0.097cm" fo:border-left="none" fo:border-right="none" fo:border-top="none" fo:border-bottom="0.5pt solid #000000" style:writing-mode="lr-tb"/>
    </style:style>
    <style:style style:name="Table3" style:family="table">
      <style:table-properties style:width="18cm" fo:margin-left="0cm" table:align="left"/>
    </style:style>
    <style:style style:name="Table3.A" style:family="table-column">
      <style:table-column-properties style:column-width="2.406cm"/>
    </style:style>
    <style:style style:name="Table3.B" style:family="table-column">
      <style:table-column-properties style:column-width="5.579cm"/>
    </style:style>
    <style:style style:name="Table3.C" style:family="table-column">
      <style:table-column-properties style:column-width="2.3cm"/>
    </style:style>
    <style:style style:name="Table3.D" style:family="table-column">
      <style:table-column-properties style:column-width="3.713cm"/>
    </style:style>
    <style:style style:name="Table3.E" style:family="table-column">
      <style:table-column-properties style:column-width="0.409cm"/>
    </style:style>
    <style:style style:name="Table3.F" style:family="table-column">
      <style:table-column-properties style:column-width="3.593cm"/>
    </style:style>
    <style:style style:name="Table3.A1" style:family="table-cell">
      <style:table-cell-properties fo:padding="0cm" fo:border="none" style:writing-mode="lr-tb"/>
    </style:style>
    <style:style style:name="Table3.B1" style:family="table-cell">
      <style:table-cell-properties fo:padding="0.097cm" fo:border-left="none" fo:border-right="none" fo:border-top="none" fo:border-bottom="0.5pt solid #000000" style:writing-mode="lr-tb"/>
    </style:style>
    <style:style style:name="Table3.2" style:family="table-row">
      <style:table-row-properties style:min-row-height="0.226cm" style:use-optimal-row-height="false"/>
    </style:style>
    <style:style style:name="P1" style:family="paragraph" style:parent-style-name="Table_20_Contents">
      <style:paragraph-properties fo:break-before="page"/>
    </style:style>
    <style:style style:name="P2" style:family="paragraph" style:parent-style-name="Contents_20_Heading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5" style:family="paragraph" style:parent-style-name="Заголовок_20_1">
      <style:paragraph-properties fo:line-height="150%" fo:text-align="center" style:justify-single-word="false"/>
    </style:style>
    <style:style style:name="P6" style:family="paragraph" style:parent-style-name="Text_20_body">
      <style:paragraph-properties fo:line-height="150%"/>
      <style:text-properties fo:font-size="16pt" style:font-size-asian="16pt" style:font-size-complex="16pt"/>
    </style:style>
    <style:style style:name="P7" style:family="paragraph" style:parent-style-name="Text_20_body">
      <style:paragraph-properties fo:line-height="115%" fo:text-align="justify" style:justify-single-word="false" fo:text-indent="1.251cm" style:auto-text-indent="false"/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P8" style:family="paragraph" style:parent-style-name="Заголовок_20_2">
      <style:paragraph-properties fo:line-height="150%" fo:text-align="center" style:justify-single-word="false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4pt" fo:letter-spacing="normal" fo:font-style="normal" fo:font-weight="normal" officeooo:paragraph-rsid="00152571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officeooo:paragraph-rsid="00152571"/>
    </style:style>
    <style:style style:name="P11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text-indent="0cm" style:auto-text-indent="false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color="#000000" loext:opacity="100%" style:font-name="Liberation Serif" fo:font-size="14pt" fo:font-weight="normal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justify" style:justify-single-word="false" fo:break-before="page"/>
      <style:text-properties fo:color="#000000" loext:opacity="100%" style:font-name="Liberation Serif" fo:font-size="14pt" fo:font-weight="normal" style:font-size-asian="14pt" style:font-weight-asian="normal" style:font-size-complex="14pt" style:font-weight-complex="normal"/>
    </style:style>
    <style:style style:name="P15" style:family="paragraph" style:parent-style-name="Заголовок_20_2">
      <style:paragraph-properties fo:text-align="center" style:justify-single-word="false"/>
    </style:style>
    <style:style style:name="P16" style:family="paragraph" style:parent-style-name="Text_20_body">
      <style:paragraph-properties fo:line-height="150%" fo:text-align="center" style:justify-single-word="false"/>
    </style:style>
    <style:style style:name="P17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/>
    </style:style>
    <style:style style:name="P18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padding="0cm" fo:border="none"/>
      <style:text-properties fo:color="#000000" loext:opacity="100%" style:font-name="Liberation Serif" style:font-size-complex="14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padding="0cm" fo:border="none"/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padding="0cm" fo:border="none"/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/>
    </style:style>
    <style:style style:name="P22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text-indent="0cm" style:auto-text-indent="false"/>
      <style:text-properties fo:color="#000000" loext:opacity="100%" style:font-name="Liberation Serif" officeooo:paragraph-rsid="00152571" style:font-size-complex="14pt"/>
    </style:style>
    <style:style style:name="P23" style:family="paragraph" style:parent-style-name="Text_20_body">
      <style:paragraph-properties fo:margin-left="0cm" fo:margin-right="0cm" fo:margin-top="0.423cm" fo:margin-bottom="0.423cm" style:contextual-spacing="false" fo:line-height="150%" fo:text-align="start" style:justify-single-word="false" fo:text-indent="0cm" style:auto-text-indent="false"/>
      <style:text-properties fo:color="#000000" loext:opacity="100%" style:font-name="Liberation Serif" style:font-size-complex="14pt"/>
    </style:style>
    <style:style style:name="P24" style:family="paragraph" style:parent-style-name="Text_20_body">
      <style:paragraph-properties fo:margin-left="0cm" fo:margin-right="0cm" fo:margin-top="0.423cm" fo:margin-bottom="0.423cm" style:contextual-spacing="false" fo:line-height="150%" fo:text-align="start" style:justify-single-word="false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cm" fo:margin-right="0cm" fo:margin-top="0.423cm" fo:margin-bottom="0.423cm" style:contextual-spacing="false" fo:line-height="150%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weight-asian="bold" style:font-size-complex="14pt" style:font-weight-complex="bold"/>
    </style:style>
    <style:style style:name="P26" style:family="paragraph" style:parent-style-name="Text_20_body" style:list-style-name="L3">
      <style:paragraph-properties fo:margin-left="0cm" fo:margin-right="0cm" fo:margin-top="0cm" fo:margin-bottom="0cm" style:contextual-spacing="false" fo:line-height="150%" fo:text-indent="0cm" style:auto-text-indent="false" fo:padding="0cm" fo:border="none"/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left="0cm" fo:margin-right="0cm" fo:margin-top="0.423cm" fo:margin-bottom="0.423cm" style:contextual-spacing="false" fo:line-height="150%" fo:text-align="center" style:justify-single-word="false" fo:text-indent="0cm" style:auto-text-indent="false"/>
      <style:text-properties fo:color="#000000" loext:opacity="100%" style:font-name="Liberation Serif" fo:font-weight="bold" style:font-weight-asian="bold" style:font-size-complex="14pt" style:font-weight-complex="bold"/>
    </style:style>
    <style:style style:name="P28" style:family="paragraph" style:parent-style-name="Text_20_body" style:list-style-name="L4">
      <style:paragraph-properties fo:margin-left="0cm" fo:margin-right="0cm" fo:margin-top="0cm" fo:margin-bottom="0cm" style:contextual-spacing="false" fo:line-height="150%" fo:text-indent="0cm" style:auto-text-indent="false" fo:padding="0cm" fo:border="none"/>
      <style:text-properties fo:color="#000000" loext:opacity="100%" style:font-name="Liberation Serif" fo:font-weight="bold" style:font-weight-asian="bold" style:font-size-complex="14pt" style:font-weight-complex="bold"/>
    </style:style>
    <style:style style:name="P29" style:family="paragraph" style:parent-style-name="Text_20_body" style:list-style-name="L5">
      <style:paragraph-properties fo:margin-left="0cm" fo:margin-right="0cm" fo:margin-top="0cm" fo:margin-bottom="0.212cm" style:contextual-spacing="false" fo:line-height="100%" fo:text-indent="0cm" style:auto-text-indent="false" fo:padding="0cm" fo:border="none"/>
    </style:style>
    <style:style style:name="P30" style:family="paragraph" style:parent-style-name="Text_20_body" style:list-style-name="L5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/>
    </style:style>
    <style:style style:name="P31" style:family="paragraph" style:parent-style-name="Text_20_body">
      <style:paragraph-properties fo:line-height="100%"/>
      <style:text-properties fo:color="#000000" loext:opacity="100%" fo:font-style="italic" style:font-style-asian="italic" style:font-style-complex="italic"/>
    </style:style>
    <style:style style:name="P32" style:family="paragraph" style:parent-style-name="Text_20_body">
      <style:paragraph-properties fo:line-height="100%"/>
      <style:text-properties fo:color="#000000" loext:opacity="100%"/>
    </style:style>
    <style:style style:name="P33" style:family="paragraph" style:parent-style-name="Text_20_body">
      <style:paragraph-properties fo:line-height="100%"/>
      <style:text-properties fo:color="#000000" loext:opacity="100%" officeooo:paragraph-rsid="00157d06"/>
    </style:style>
    <style:style style:name="P34" style:family="paragraph" style:parent-style-name="Text_20_body">
      <style:paragraph-properties fo:line-height="100%"/>
      <style:text-properties officeooo:paragraph-rsid="0015c59c"/>
    </style:style>
    <style:style style:name="P35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font-variant="normal" fo:text-transform="none" fo:color="#000000" loext:opacity="100%" style:font-name="Liberation Serif" fo:font-size="14pt" fo:letter-spacing="normal" fo:font-style="normal" fo:font-weight="normal" officeooo:rsid="0015c59c" style:font-size-asian="14pt" style:font-size-complex="14pt"/>
    </style:style>
    <style:style style:name="P36" style:family="paragraph" style:parent-style-name="Text_20_body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/>
      <style:text-properties fo:color="#000000" loext:opacity="100%" style:font-name="Liberation Serif" officeooo:rsid="0015c59c" style:font-size-complex="14pt"/>
    </style:style>
    <style:style style:name="P37" style:family="paragraph" style:parent-style-name="Text_20_body" style:list-style-name="L7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Liberation Serif" officeooo:rsid="0015c59c" style:font-size-complex="14pt"/>
    </style:style>
    <style:style style:name="P38" style:family="paragraph" style:parent-style-name="Text_20_body" style:list-style-name="L7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font-variant="normal" fo:text-transform="none" fo:color="#000000" loext:opacity="100%" style:font-name="Liberation Serif" fo:font-size="14pt" fo:letter-spacing="normal" fo:font-style="normal" fo:font-weight="normal" officeooo:rsid="0015c59c" style:font-size-asian="14pt" style:font-size-complex="14pt"/>
    </style:style>
    <style:style style:name="P39" style:family="paragraph" style:parent-style-name="Text_20_body" style:list-style-name="L7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/>
    </style:style>
    <style:style style:name="P40" style:family="paragraph" style:parent-style-name="Text_20_body">
      <style:paragraph-properties fo:text-align="justify" style:justify-single-word="false"/>
    </style:style>
    <style:style style:name="P41" style:family="paragraph" style:parent-style-name="Text_20_body" style:list-style-name="L8">
      <style:paragraph-properties fo:margin-left="0cm" fo:margin-right="0cm" fo:margin-top="0cm" fo:margin-bottom="0.212cm" style:contextual-spacing="false" fo:text-align="justify" style:justify-single-word="false" fo:text-indent="0cm" style:auto-text-indent="false" fo:padding="0cm" fo:border="none"/>
    </style:style>
    <style:style style:name="P42" style:family="paragraph" style:parent-style-name="Text_20_body" style:list-style-name="L8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/>
    </style:style>
    <style:style style:name="P43" style:family="paragraph" style:parent-style-name="Text_20_body" style:list-style-name="L9">
      <style:paragraph-properties fo:margin-left="0cm" fo:margin-right="0cm" fo:margin-top="0cm" fo:margin-bottom="0.212cm" style:contextual-spacing="false" fo:text-align="justify" style:justify-single-word="false" fo:text-indent="0cm" style:auto-text-indent="false" fo:padding="0cm" fo:border="none"/>
    </style:style>
    <style:style style:name="P44" style:family="paragraph" style:parent-style-name="Text_20_body" style:list-style-name="L9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/>
    </style:style>
    <style:style style:name="P45" style:family="paragraph" style:parent-style-name="Text_20_body">
      <style:paragraph-properties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46" style:family="paragraph" style:parent-style-name="Text_20_body">
      <style:paragraph-properties fo:text-indent="1.251cm" style:auto-text-indent="false"/>
    </style:style>
    <style:style style:name="P47" style:family="paragraph" style:parent-style-name="Text_20_body">
      <style:text-properties officeooo:paragraph-rsid="0015c59c"/>
    </style:style>
    <style:style style:name="P48" style:family="paragraph" style:parent-style-name="Heading_20_2">
      <style:paragraph-properties fo:text-align="center" style:justify-single-word="false"/>
      <style:text-properties fo:font-weight="bold" officeooo:paragraph-rsid="0015c59c" style:font-weight-asian="bold" style:font-weight-complex="bold"/>
    </style:style>
    <style:style style:name="P49" style:family="paragraph" style:parent-style-name="Text_20_body">
      <style:paragraph-properties fo:margin-left="2.501cm" fo:line-height="100%">
        <style:tab-stops/>
      </style:paragraph-properties>
      <style:text-properties fo:font-size="12pt" fo:font-style="normal" style:font-size-asian="12pt" style:font-style-asian="normal" style:font-size-complex="10pt" style:font-style-complex="normal"/>
    </style:style>
    <style:style style:name="P50" style:family="paragraph" style:parent-style-name="Заголовок_20_2" style:list-style-name="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51" style:family="paragraph" style:parent-style-name="Заголовок_20_2">
      <style:paragraph-properties fo:text-align="center" style:justify-single-word="false" fo:break-before="page"/>
    </style:style>
    <style:style style:name="P52" style:family="paragraph" style:parent-style-name="Первая_20_строка_20_с_20_отступом_20__28_нумерованный_29_">
      <style:paragraph-properties fo:text-align="justify" style:justify-single-word="false"/>
    </style:style>
    <style:style style:name="T1" style:family="text">
      <style:text-properties officeooo:rsid="0014f094"/>
    </style:style>
    <style:style style:name="T2" style:family="text">
      <style:text-properties fo:language="en" fo:country="US"/>
    </style:style>
    <style:style style:name="T3" style:family="text">
      <style:text-properties officeooo:rsid="0015c59c"/>
    </style:style>
    <style:style style:name="T4" style:family="text">
      <style:text-properties officeooo:rsid="0013b5a5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4pt" style:font-size-complex="14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 fo:font-weight="bold"/>
    </style:style>
    <style:style style:name="T13" style:family="text">
      <style:text-properties fo:font-variant="normal" fo:text-transform="none" fo:font-size="14pt" fo:letter-spacing="normal" fo:font-style="normal" fo:font-weight="bold" style:font-size-asian="14pt"/>
    </style:style>
    <style:style style:name="T14" style:family="text">
      <style:text-properties fo:font-variant="normal" fo:text-transform="none" fo:font-size="14pt" fo:letter-spacing="normal" fo:font-style="normal" fo:font-weight="normal" style:font-size-asian="14pt"/>
    </style:style>
    <style:style style:name="T15" style:family="text">
      <style:text-properties fo:font-variant="normal" fo:text-transform="none" style:font-name="Liberation Serif" fo:font-size="14pt" fo:letter-spacing="normal" fo:font-style="normal" fo:font-weight="normal" style:font-size-asian="14pt" loext:padding="0cm" loext:border="none"/>
    </style:style>
    <style:style style:name="T16" style:family="text">
      <style:text-properties fo:color="#ff8000" loext:opacity="100%"/>
    </style:style>
    <style:style style:name="T17" style:family="text">
      <style:text-properties fo:color="#800080" loext:opacity="100%"/>
    </style:style>
    <style:style style:name="T18" style:family="text">
      <style:text-properties fo:color="#2a6099" loext:opacity="100%"/>
    </style:style>
    <style:style style:name="T19" style:family="text">
      <style:text-properties fo:font-weight="bold"/>
    </style:style>
    <style:style style:name="T20" style:family="text">
      <style:text-properties fo:font-variant="normal" fo:text-transform="none" style:font-name="Liberation Serif" fo:font-size="14pt" fo:letter-spacing="normal" fo:font-style="normal" fo:font-weight="bold" style:font-size-asian="14pt" style:font-weight-asian="bold" style:font-weight-complex="bold" loext:padding="0cm" loext:border="none"/>
    </style:style>
    <style:style style:name="T21" style:family="text">
      <style:text-properties fo:font-variant="normal" fo:text-transform="none" fo:font-size="14pt" fo:letter-spacing="normal" fo:font-style="normal" fo:font-weight="bold" style:font-size-asian="14pt" style:font-weight-asian="bold" style:font-weight-complex="bold"/>
    </style:style>
    <style:style style:name="T22" style:family="text">
      <style:text-properties fo:font-variant="normal" fo:text-transform="none" style:font-name="Liberation Serif" fo:font-size="14pt" fo:letter-spacing="normal" fo:font-style="normal" fo:font-weight="normal" officeooo:rsid="00157d06" style:font-size-asian="14pt" style:font-size-complex="14pt"/>
    </style:style>
    <style:style style:name="T23" style:family="text">
      <style:text-properties fo:font-variant="normal" fo:text-transform="none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style:font-name="Liberation Serif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5c59c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15c59c" style:font-size-asian="14pt" style:font-style-asian="normal" style:font-size-complex="14pt" style:font-style-complex="normal"/>
    </style:style>
    <style:style style:name="T27" style:family="text">
      <style:text-properties fo:font-variant="normal" fo:text-transform="none" style:font-name="Liberation Serif" fo:font-size="14pt" fo:letter-spacing="normal" fo:font-style="normal" fo:font-weight="normal" officeooo:rsid="0015c59c" style:font-size-asian="14pt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ФАКУЛЬТЕТ</text:p>
          </table:table-cell>
          <table:table-cell table:style-name="Table2.B1" office:value-type="string">
            <text:p text:style-name="Содержимое_20_таблицы_20_по_20_центру">Информатика и системы управления</text:p>
          </table:table-cell>
        </table:table-row>
        <table:table-row>
          <table:table-cell table:style-name="Table2.A1" office:value-type="string">
            <text:p text:style-name="Table_20_Contents">КАФЕДРА</text:p>
          </table:table-cell>
          <table:table-cell table:style-name="Table2.B1" office:value-type="string">
            <text:p text:style-name="Содержимое_20_таблицы_20_по_20_центру">Защита информации</text:p>
          </table:table-cell>
        </table:table-row>
      </table:table>
      <text:p text:style-name="Standard"/>
      <text:p text:style-name="Заголовок">ОТЧЕТ<text:line-break/>о лабораторной работе № <text:span text:style-name="T1">5</text:span></text:p>
      <text:p text:style-name="Standard"/>
      <text:p text:style-name="Подзаголовок"><text:span text:style-name="Основной_20_шрифт_20_абзаца"><text:span text:style-name="T2">«</text:span></text:span>Организация циклов<text:span text:style-name="Основной_20_шрифт_20_абзаца"><text:span text:style-name="T2">»</text:span></text:span></text:p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Table_20_Contents">Выполнил</text:p>
          </table:table-cell>
          <table:table-cell table:style-name="Table3.B1" office:value-type="string">
            <text:p text:style-name="Table_20_Contents">студент группы ИУ10-39</text:p>
          </table:table-cell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Содержимое_20_таблицы_20_по_20_центру">С.А. Михалев</text:p>
          </table:table-cell>
        </table:table-row>
        <table:table-row table:style-name="Table3.2"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группа)</text:p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подпись)</text:p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И.О. Фамилия)</text:p>
          </table:table-cell>
        </table:table-row>
        <table:table-row>
          <table:table-cell table:style-name="Table3.A1" office:value-type="string">
            <text:p text:style-name="Table_20_Contents">Проверил</text:p>
          </table:table-cell>
          <table:table-cell table:style-name="Table3.B1" office:value-type="string">
            <text:p text:style-name="Table_20_Contents">ассистент кафедры ИУ10</text:p>
          </table:table-cell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Содержимое_20_таблицы_20_по_20_центру">М.А. Наткин</text:p>
          </table:table-cell>
        </table:table-row>
        <table:table-row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подпись)</text:p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И.О. Фамилия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soft-page-break/>Содержание</text:p>
          <text:p text:style-name="P3"><text:a xlink:type="simple" xlink:href="#__RefHeading___Toc2776_1501645048" office:target-frame-name="_top" xlink:show="replace" text:style-name="Internet_20_link" text:visited-style-name="Visited_20_Internet_20_Link">Цель работы<text:tab/>3</text:a></text:p>
          <text:p text:style-name="P4"><text:a xlink:type="simple" xlink:href="#__RefHeading___Toc2778_1501645048" office:target-frame-name="_top" xlink:show="replace" text:style-name="Internet_20_link" text:visited-style-name="Visited_20_Internet_20_Link">Постановка задачи<text:tab/>3</text:a></text:p>
          <text:p text:style-name="P4"><text:a xlink:type="simple" xlink:href="#__RefHeading___Toc2780_1501645048" office:target-frame-name="_top" xlink:show="replace" text:style-name="Internet_20_link" text:visited-style-name="Visited_20_Internet_20_Link">Теоретическое введение<text:tab/></text:a><text:span text:style-name="T3">4</text:span></text:p>
          <text:p text:style-name="P4"><text:a xlink:type="simple" xlink:href="#__RefHeading___Toc2782_1501645048" office:target-frame-name="_top" xlink:show="replace" text:style-name="Internet_20_link" text:visited-style-name="Visited_20_Internet_20_Link">Описание алгоритма<text:tab/></text:a><text:span text:style-name="T4">5</text:span></text:p>
          <text:p text:style-name="P4"><text:a xlink:type="simple" xlink:href="#__RefHeading___Toc2784_1501645048" office:target-frame-name="_top" xlink:show="replace" text:style-name="Internet_20_link" text:visited-style-name="Visited_20_Internet_20_Link">Описание входных и выходных данных<text:tab/></text:a><text:span text:style-name="T3">7</text:span></text:p>
          <text:p text:style-name="P4"><text:a xlink:type="simple" xlink:href="#__RefHeading___Toc2786_1501645048" office:target-frame-name="_top" xlink:show="replace" text:style-name="Internet_20_link" text:visited-style-name="Visited_20_Internet_20_Link">Листинг программы<text:tab/></text:a><text:span text:style-name="T3">8</text:span></text:p>
          <text:p text:style-name="P4"><text:a xlink:type="simple" xlink:href="#__RefHeading___Toc2774_1501645048" office:target-frame-name="_top" xlink:show="replace" text:style-name="Internet_20_link" text:visited-style-name="Visited_20_Internet_20_Link">Результат работы программы<text:tab/></text:a><text:span text:style-name="T3">8</text:span></text:p>
          <text:p text:style-name="P4"><text:a xlink:type="simple" xlink:href="#__RefHeading___Toc1130_1594055144" office:target-frame-name="_top" xlink:show="replace" text:style-name="Internet_20_link" text:visited-style-name="Visited_20_Internet_20_Link">Список использованной литературы и материалов<text:tab/></text:a><text:span text:style-name="T3">9</text:span></text:p>
        </text:index-body>
      </text:table-of-content>
      <text:h text:style-name="P5" text:outline-level="1"/>
      <text:p text:style-name="P6"/>
      <text:h text:style-name="Заголовок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5" text:outline-level="1"><text:bookmark-start text:name="__RefHeading___Toc2776_1501645048"/><text:span text:style-name="Основной_20_шрифт_20_абзаца"><text:span text:style-name="T5">Цель работы</text:span></text:span><text:bookmark-end text:name="__RefHeading___Toc2776_1501645048"/></text:h>
      <text:p text:style-name="P7">Целью работы является формирование у студентов практических навыков в написании программ обработки двумерных массивов с использованием функций. В рамках работы предполагается освоение принципов работы с матрицами, включая их создание, обработку и анализ данных в соответствии с заданными условиями.<text:bookmark-start text:name="__RefHeading___Toc2778_1501645048"/></text:p>
      <text:h text:style-name="P8" text:outline-level="2">Постановка задачи<text:bookmark-end text:name="__RefHeading___Toc2778_1501645048"/></text:h>
      <text:p text:style-name="P9">Для целочисленной прямоугольной матрицы необходимо решить две основные задачи:</text:p>
      <text:p text:style-name="P10"><text:span text:style-name="Strong_20_Emphasis"><text:span text:style-name="T6"><text:tab/></text:span></text:span><text:span text:style-name="Strong_20_Emphasis"><text:span text:style-name="T7">Задача 1.</text:span></text:span><text:span text:style-name="T6"> Определить количество столбцов, содержащих хотя бы один нулевой <text:tab/>элемент.</text:span></text:p>
      <text:p text:style-name="P11"><text:span text:style-name="Strong_20_Emphasis"><text:span text:style-name="T8">Условие:</text:span></text:span><text:span text:style-name="T6"> Для каждого столбца матрицы необходимо проверить наличие хотя бы одного элемента, равного нулю. Если такой элемент найден, столбец учитывается в результирующем количестве.</text:span></text:p>
      <text:p text:style-name="P11"><text:span text:style-name="Strong_20_Emphasis"><text:span text:style-name="T6"><text:tab/></text:span></text:span><text:span text:style-name="Strong_20_Emphasis"><text:span text:style-name="T7">Задача 2.</text:span></text:span><text:span text:style-name="T6"> Найти номер строки, в которой находится самая длинная серия одинаковых элементов.</text:span></text:p>
      <text:p text:style-name="P11"><text:span text:style-name="Strong_20_Emphasis"><text:span text:style-name="T8">Условие:</text:span></text:span><text:span text:style-name="T6"> Серией называется последовательность подряд идущих одинаковых элементов в строке. Необходимо для каждой строки определить максимальную длину такой последовательности и выбрать строку с наибольшим значением этой длины. Если несколько строк имеют одинаковую максимальную длину серии, следует выбрать первую из них.</text:span></text:p>
      <text:p text:style-name="P11"><text:span text:style-name="Strong_20_Emphasis"><text:span text:style-name="T8">Требования к реализации:</text:span></text:span></text:p>
      <text:list text:style-name="L1">
        <text:list-item>
          <text:list>
            <text:list-item>
              <text:p text:style-name="P12">Все операции должны быть оформлены в виде отдельных функций</text:p>
            </text:list-item>
            <text:list-item>
              <text:p text:style-name="P12">Использование глобальных переменных запрещено</text:p>
            </text:list-item>
            <text:list-item>
              <text:p text:style-name="P12">Необходимо обеспечить вывод как исходной матрицы, так и результатов вычислений</text:p>
            </text:list-item>
          </text:list>
        </text:list-item>
      </text:list>
      <text:p text:style-name="P13"/>
      <text:p text:style-name="P14"/>
      <text:h text:style-name="P15" text:outline-level="2"><text:bookmark-start text:name="__RefHeading___Toc2780_1501645048"/>Теоретическое введение<text:bookmark-end text:name="__RefHeading___Toc2780_1501645048"/></text:h>
      <text:p text:style-name="P16"><text:span text:style-name="Strong_20_Emphasis"><text:span text:style-name="T9">Двумерные массивы в Python</text:span></text:span></text:p>
      <text:p text:style-name="P17"><text:span text:style-name="T10">Двумерный массив</text:span> (матрица) в языке Python реализуется как список списков (<text:span text:style-name="T11">list of lists</text:span>). Каждый элемент внешнего списка представляет собой строку матрицы, а элементы внутренних списков - значения в столбцах данной строки.</text:p>
      <text:p text:style-name="P18"><text:span text:style-name="Strong_20_Emphasis"><text:span text:style-name="T12">Особенности работы с матрицами:</text:span></text:span></text:p>
      <text:list text:style-name="L2">
        <text:list-item>
          <text:list>
            <text:list-item>
              <text:p text:style-name="P19"><text:span text:style-name="Strong_20_Emphasis"><text:span text:style-name="T13">Индексация:</text:span></text:span><text:span text:style-name="T14"> Элементы матрицы обращаются по двум индексам: </text:span><text:span text:style-name="Source_20_Text"><text:span text:style-name="T15">matrix[i][j]</text:span></text:span><text:span text:style-name="T14">, где </text:span><text:span text:style-name="Source_20_Text"><text:span text:style-name="T15">i</text:span></text:span><text:span text:style-name="T14"> - номер строки (от 0 до n-1), </text:span><text:span text:style-name="Source_20_Text"><text:span text:style-name="T15">j</text:span></text:span><text:span text:style-name="T14"> - номер столбца (от 0 до m-1)</text:span></text:p>
            </text:list-item>
            <text:list-item>
              <text:p text:style-name="P19"><text:span text:style-name="Strong_20_Emphasis"><text:span text:style-name="T13">Обход элементов:</text:span></text:span><text:span text:style-name="T14"> Для обработки всех элементов матрицы используются вложенные циклы:</text:span></text:p>
            </text:list-item>
          </text:list>
        </text:list-item>
      </text:list>
      <text:p text:style-name="P20"><text:span text:style-name="T16">for</text:span> i <text:span text:style-name="T16">in</text:span> <text:span text:style-name="T17">range</text:span>(rows):</text:p>
      <text:p text:style-name="P20"><text:s text:c="4"/><text:span text:style-name="T16">for</text:span> j <text:span text:style-name="T16">in</text:span> <text:span text:style-name="T17">range</text:span>(cols):</text:p>
      <text:p text:style-name="P20"><text:s text:c="7"/><text:span text:style-name="T18"><text:s/># обработка элемента matrix[i][j]</text:span></text:p>
      <text:p text:style-name="P21"><text:span text:style-name="Strong_20_Emphasis"><text:span text:style-name="T19">Алгоритмические аспекты задачи</text:span></text:span></text:p>
      <text:p text:style-name="P22"><text:span text:style-name="Strong_20_Emphasis"><text:span text:style-name="T13">1. Поиск столбцов с нулевыми элементами</text:span></text:span></text:p>
      <text:p text:style-name="P22"><text:span text:style-name="Strong_20_Emphasis"><text:span text:style-name="T13"><text:tab/></text:span></text:span><text:span text:style-name="T14">Алгоритм основан на последовательном просмотре каждого столбца матрицы. Для каждого столбца проверяется условие наличия нулевого элемента в любой из строк. Используется функция </text:span><text:span text:style-name="Source_20_Text"><text:span text:style-name="T20">any()</text:span></text:span><text:span text:style-name="T14"> в сочетании с генератором списка для эффективной проверки условия.</text:span></text:p>
      <text:p text:style-name="P23"><text:span text:style-name="Strong_20_Emphasis"><text:span text:style-name="T13">Математическая формулировка:</text:span></text:span><text:span text:style-name="T14"><text:line-break/><text:tab/>Для матрицы A размером </text:span><text:span text:style-name="T21">n×m</text:span><text:span text:style-name="T14"> количество столбцов с нулевыми элементами вычисляется как:</text:span></text:p>
      <text:p text:style-name="P24"><text:soft-page-break/>count = Σ[j=0 to m-1] (∃i∈[0,n-1]: A[i][j] == 0)</text:p>
      <text:p text:style-name="P24"><text:span text:style-name="Strong_20_Emphasis"><text:span text:style-name="T19">2. Поиск самой длинной серии одинаковых элементов</text:span></text:span></text:p>
      <text:p text:style-name="P25"><text:span text:style-name="T10">Серия</text:span> - это последовательность подряд идущих одинаковых элементов. Алгоритм поиска самой длинной серии в строке:</text:p>
      <text:list text:style-name="L3">
        <text:list-item>
          <text:list>
            <text:list-item>
              <text:p text:style-name="P26">Инициализация счетчика текущей длины серии = 1</text:p>
            </text:list-item>
            <text:list-item>
              <text:p text:style-name="P26">Инициализация максимальной длины в строке = 1</text:p>
            </text:list-item>
            <text:list-item>
              <text:p text:style-name="P26">Последовательное сравнение каждого элемента с предыдущим</text:p>
            </text:list-item>
            <text:list-item>
              <text:p text:style-name="P26">При совпадении элементов увеличение счетчика текущей длины</text:p>
            </text:list-item>
            <text:list-item>
              <text:p text:style-name="P26">При несовпадении - обновление максимальной длины и сброс счетчика</text:p>
            </text:list-item>
            <text:list-item>
              <text:p text:style-name="P26">После обработки строки - проверка последней серии</text:p>
            </text:list-item>
          </text:list>
        </text:list-item>
      </text:list>
      <text:p text:style-name="P27"><text:span text:style-name="Strong_20_Emphasis"><text:span text:style-name="T13">Функции в Python</text:span></text:span></text:p>
      <text:p text:style-name="P25">Функции позволяют структурировать код, делая его более читаемым и удобным для повторного использования. Основные преимущества:</text:p>
      <text:list text:style-name="L4">
        <text:list-item>
          <text:list>
            <text:list-item>
              <text:p text:style-name="P28"><text:span text:style-name="Strong_20_Emphasis"><text:span text:style-name="T13">Модульность:</text:span></text:span><text:span text:style-name="T14"> Разделение сложной задачи на простые подзадачи</text:span></text:p>
            </text:list-item>
            <text:list-item>
              <text:p text:style-name="P28"><text:span text:style-name="Strong_20_Emphasis"><text:span text:style-name="T13">Повторное использование:</text:span></text:span><text:span text:style-name="T14"> Одну функцию можно вызывать multiple раз</text:span></text:p>
            </text:list-item>
            <text:list-item>
              <text:p text:style-name="P28"><text:span text:style-name="Strong_20_Emphasis"><text:span text:style-name="T13">Упрощение отладки:</text:span></text:span><text:span text:style-name="T14"> Легче находить ошибки в небольших функциях</text:span></text:p>
            </text:list-item>
            <text:list-item>
              <text:p text:style-name="P28"><text:span text:style-name="Strong_20_Emphasis"><text:span text:style-name="T13">Сокрытие реализации:</text:span></text:span><text:span text:style-name="T14"> Пользователь функции не должен знать детали реализации</text:span></text:p>
            </text:list-item>
          </text:list>
        </text:list-item>
      </text:list>
      <text:h text:style-name="P15" text:outline-level="2"><text:bookmark-start text:name="__RefHeading___Toc2782_1501645048"/>Описание алгоритма<text:bookmark-end text:name="__RefHeading___Toc2782_1501645048"/></text:h>
      <text:list text:style-name="L5">
        <text:list-item>
          <text:p text:style-name="P29"><text:span text:style-name="Strong_20_Emphasis"><text:span text:style-name="T9">Ввод данных:</text:span></text:span></text:p>
          <text:list>
            <text:list-item>
              <text:list>
                <text:list-item>
                  <text:p text:style-name="P30">Запрос размера квадратной матрицы n</text:p>
                </text:list-item>
                <text:list-item>
                  <text:p text:style-name="P30">Проверка корректности введенного значения</text:p>
                </text:list-item>
              </text:list>
            </text:list-item>
          </text:list>
        </text:list-item>
        <text:list-item>
          <text:p text:style-name="P29"><text:span text:style-name="Strong_20_Emphasis"><text:span text:style-name="T9">Создание матрицы:</text:span></text:span></text:p>
          <text:list>
            <text:list-item>
              <text:list>
                <text:list-item>
                  <text:p text:style-name="P30">Генерация матрицы n×n со случайными целыми числами от 0 до 9</text:p>
                </text:list-item>
                <text:list-item>
                  <text:p text:style-name="P30">Использование вложенных списков для представления матрицы</text:p>
                </text:list-item>
              </text:list>
            </text:list-item>
          </text:list>
        </text:list-item>
        <text:list-item>
          <text:p text:style-name="P29"><text:soft-page-break/><text:span text:style-name="Strong_20_Emphasis"><text:span text:style-name="T9">Вывод исходной матрицы:</text:span></text:span></text:p>
          <text:list>
            <text:list-item>
              <text:list>
                <text:list-item>
                  <text:p text:style-name="P30">Форматированный вывод матрицы для наглядности</text:p>
                </text:list-item>
                <text:list-item>
                  <text:p text:style-name="P30">Выравнивание элементов для удобства восприятия</text:p>
                </text:list-item>
              </text:list>
            </text:list-item>
          </text:list>
        </text:list-item>
        <text:list-item>
          <text:p text:style-name="P29"><text:span text:style-name="Strong_20_Emphasis"><text:span text:style-name="T9">Решение Задачи 1 - подсчет столбцов с нулями</text:span></text:span></text:p>
        </text:list-item>
      </text:list>
      <text:p text:style-name="P31"><text:tab/>Алгоритм count_columns_with_zero:</text:p>
      <text:p text:style-name="P31"><text:tab/>Вход: matrix - матрица, n - размер</text:p>
      <text:p text:style-name="P31"><text:tab/>Выход: count - количество столбцов с нулям</text:p>
      <text:p text:style-name="P31"><text:tab/>count = 0</text:p>
      <text:p text:style-name="P31"><text:tab/>для каждого столбца j от 0 до n-1:</text:p>
      <text:p text:style-name="P31"><text:s text:c="4"/><text:tab/><text:tab/>для каждой строки i от 0 до n-1:</text:p>
      <text:p text:style-name="P31"><text:s text:c="7"/><text:tab/><text:tab/><text:tab/> если matrix[i][j] == 0:</text:p>
      <text:p text:style-name="P31"><text:s text:c="11"/><text:tab/> <text:tab/><text:tab/>count = count + 1</text:p>
      <text:p text:style-name="P31"><text:s text:c="12"/><text:tab/><text:tab/><text:tab/>прервать внутренний цикл</text:p>
      <text:p text:style-name="P31"><text:tab/>вернуть count</text:p>
      <text:p text:style-name="P32"><text:span text:style-name="Strong_20_Emphasis"><text:span text:style-name="T22">5</text:span></text:span><text:span text:style-name="Strong_20_Emphasis"><text:span text:style-name="T22">. </text:span></text:span><text:span text:style-name="Strong_20_Emphasis"><text:span text:style-name="T23">Решение Задачи 2 - поиск строки с самой длинной серией</text:span></text:span></text:p>
      <text:p text:style-name="P32"><text:span text:style-name="Strong_20_Emphasis"><text:span text:style-name="T24"><text:tab/>Алгоритм find_row_with_longest_series:</text:span></text:span></text:p>
      <text:p text:style-name="P32"><text:span text:style-name="Strong_20_Emphasis"><text:span text:style-name="T24"><text:tab/>Вход: matrix - матрица, n - размер</text:span></text:span></text:p>
      <text:p text:style-name="P32"><text:span text:style-name="Strong_20_Emphasis"><text:span text:style-name="T24"><text:tab/>Выход: row_number - номер строки (начиная с 1)</text:span></text:span></text:p>
      <text:p text:style-name="P32"><text:span text:style-name="Strong_20_Emphasis"><text:span text:style-name="T24"><text:tab/>max_series = 0</text:span></text:span></text:p>
      <text:p text:style-name="P32"><text:span text:style-name="Strong_20_Emphasis"><text:span text:style-name="T24"><text:tab/>result_row = 0</text:span></text:span></text:p>
      <text:p text:style-name="P32"><text:span text:style-name="Strong_20_Emphasis"><text:span text:style-name="T24"><text:tab/>для каждой строки i от 0 до n-1:</text:span></text:span></text:p>
      <text:p text:style-name="P32"><text:span text:style-name="Strong_20_Emphasis"><text:span text:style-name="T24"><text:s text:c="4"/><text:tab/><text:tab/>current_series = 1</text:span></text:span></text:p>
      <text:p text:style-name="P32"><text:span text:style-name="Strong_20_Emphasis"><text:span text:style-name="T24"><text:s text:c="4"/><text:tab/><text:tab/>max_in_row = 1</text:span></text:span></text:p>
      <text:p text:style-name="P32"><text:span text:style-name="Strong_20_Emphasis"><text:span text:style-name="T24"><text:s/><text:tab/>для каждого элемента j от 1 до n-1:</text:span></text:span></text:p>
      <text:p text:style-name="P32"><text:span text:style-name="Strong_20_Emphasis"><text:span text:style-name="T24"><text:s text:c="7"/><text:tab/><text:tab/>если matrix[i][j] == matrix[i][j-1]:</text:span></text:span></text:p>
      <text:p text:style-name="P32"><text:span text:style-name="Strong_20_Emphasis"><text:span text:style-name="T24"><text:s text:c="11"/><text:tab/>current_series = current_series + 1</text:span></text:span></text:p>
      <text:p text:style-name="P32"><text:span text:style-name="Strong_20_Emphasis"><text:span text:style-name="T24"><text:s text:c="8"/><text:tab/><text:tab/>иначе:</text:span></text:span></text:p>
      <text:p text:style-name="P32"><text:span text:style-name="Strong_20_Emphasis"><text:span text:style-name="T24"><text:s text:c="12"/><text:tab/>если current_series &gt; max_in_row:</text:span></text:span></text:p>
      <text:p text:style-name="P32"><text:span text:style-name="Strong_20_Emphasis"><text:span text:style-name="T24"><text:s text:c="16"/><text:tab/>max_in_row = current_series</text:span></text:span></text:p>
      <text:p text:style-name="P32"><text:span text:style-name="Strong_20_Emphasis"><text:span text:style-name="T24"><text:s text:c="12"/><text:tab/>current_series = 1</text:span></text:span></text:p>
      <text:p text:style-name="P32"><text:span text:style-name="Strong_20_Emphasis"><text:span text:style-name="T24"><text:s/><text:tab/>// Проверка последней серии в строке</text:span></text:span></text:p>
      <text:p text:style-name="P32"><text:span text:style-name="Strong_20_Emphasis"><text:span text:style-name="T24"><text:s text:c="4"/><text:tab/>если current_series &gt; max_in_row:</text:span></text:span></text:p>
      <text:p text:style-name="P33"><text:soft-page-break/><text:span text:style-name="Strong_20_Emphasis"><text:span text:style-name="T24"><text:s text:c="8"/><text:tab/>max_in_row = current_series</text:span></text:span></text:p>
      <text:p text:style-name="P33"><text:span text:style-name="Strong_20_Emphasis"><text:span text:style-name="T24"><text:tab/>// Обновление глобального максимума</text:span></text:span></text:p>
      <text:p text:style-name="P33"><text:span text:style-name="Strong_20_Emphasis"><text:span text:style-name="T24"><text:tab/><text:tab/>если max_in_row &gt; max_series:</text:span></text:span></text:p>
      <text:p text:style-name="P33"><text:span text:style-name="Strong_20_Emphasis"><text:span text:style-name="T24"><text:tab/><text:tab/>max_series = max_in_row</text:span></text:span></text:p>
      <text:p text:style-name="P33"><text:span text:style-name="Strong_20_Emphasis"><text:span text:style-name="T24"><text:tab/><text:tab/>result_row = i</text:span></text:span></text:p>
      <text:p text:style-name="P33"><text:span text:style-name="Strong_20_Emphasis"><text:span text:style-name="T24"><text:tab/>вернуть result_row + 1 <text:s/>// Нумерация с 1 для пользователя</text:span></text:span></text:p>
      <text:p text:style-name="P34"><text:span text:style-name="Strong_20_Emphasis"><text:span text:style-name="T25">6</text:span></text:span><text:span text:style-name="Strong_20_Emphasis"><text:span text:style-name="T25">. </text:span></text:span><text:span text:style-name="Strong_20_Emphasis"><text:span text:style-name="T26">Вывод результатов:</text:span></text:span></text:p>
      <text:list text:style-name="L6">
        <text:list-item>
          <text:list>
            <text:list-item>
              <text:list>
                <text:list-item>
                  <text:p text:style-name="P35">Вывод количества столбцов с нулевыми элементами</text:p>
                </text:list-item>
                <text:list-item>
                  <text:p text:style-name="P35">Вывод номера строки с самой длинной серией</text:p>
                </text:list-item>
                <text:list-item>
                  <text:p text:style-name="P35">Форматированный вывод для удобства чтения</text:p>
                </text:list-item>
              </text:list>
            </text:list-item>
          </text:list>
        </text:list-item>
      </text:list>
      <text:p text:style-name="P36"><text:span text:style-name="Strong_20_Emphasis"><text:span text:style-name="T13">Особенности реализации:</text:span></text:span></text:p>
      <text:list text:style-name="L7">
        <text:list-item>
          <text:list>
            <text:list-item>
              <text:p text:style-name="P37"><text:span text:style-name="T14">Использование функции </text:span><text:span text:style-name="Source_20_Text"><text:span text:style-name="T15">any()</text:span></text:span><text:span text:style-name="T14"> для эффективной проверки наличия нулей в столбце</text:span></text:p>
            </text:list-item>
            <text:list-item>
              <text:p text:style-name="P38">Обработка граничных случаев (пустая матрица, матрица 1×1)</text:p>
            </text:list-item>
            <text:list-item>
              <text:p text:style-name="P38">Учет возможности нескольких строк с одинаковой максимальной длиной серии</text:p>
            </text:list-item>
            <text:list-item>
              <text:p text:style-name="P39"><text:span text:style-name="T27">Нумерация строк и столбцов, понятная пользователю (начиная с 1)</text:span></text:p>
            </text:list-item>
          </text:list>
        </text:list-item>
      </text:list>
      <text:h text:style-name="P15" text:outline-level="2"><text:bookmark-start text:name="__RefHeading___Toc2784_1501645048"/>Описание входных и выходных данных<text:bookmark-end text:name="__RefHeading___Toc2784_1501645048"/></text:h>
      <text:p text:style-name="P40"><text:span text:style-name="Strong_20_Emphasis"><text:span text:style-name="T9">Входные данные:</text:span></text:span></text:p>
      <text:list text:style-name="L8">
        <text:list-item>
          <text:p text:style-name="P41"><text:span text:style-name="Strong_20_Emphasis"><text:span text:style-name="T9">Размер матрицы n:</text:span></text:span></text:p>
          <text:list>
            <text:list-item>
              <text:list>
                <text:list-item>
                  <text:p text:style-name="P42">Тип: целое число (int)</text:p>
                </text:list-item>
                <text:list-item>
                  <text:p text:style-name="P42">Условие: n &gt; 0</text:p>
                </text:list-item>
                <text:list-item>
                  <text:p text:style-name="P42">Способ ввода: интерактивный ввод с клавиатуры</text:p>
                </text:list-item>
              </text:list>
            </text:list-item>
          </text:list>
        </text:list-item>
        <text:list-item>
          <text:p text:style-name="P41"><text:span text:style-name="Strong_20_Emphasis"><text:span text:style-name="T9">Элементы матрицы:</text:span></text:span></text:p>
          <text:list>
            <text:list-item>
              <text:list>
                <text:list-item>
                  <text:p text:style-name="P42">Тип: целые числа (int)</text:p>
                </text:list-item>
                <text:list-item>
                  <text:p text:style-name="P42">Диапазон: 0-9</text:p>
                </text:list-item>
                <text:list-item>
                  <text:p text:style-name="P42">Способ формирования: автоматическая генерация</text:p>
                </text:list-item>
              </text:list>
            </text:list-item>
          </text:list>
        </text:list-item>
      </text:list>
      <text:p text:style-name="P11"><text:span text:style-name="Strong_20_Emphasis"><text:span text:style-name="T9">Выходные данные:</text:span></text:span></text:p>
      <text:list text:style-name="L9">
        <text:list-item>
          <text:p text:style-name="P43"><text:span text:style-name="Strong_20_Emphasis"><text:span text:style-name="T9">Исходная матрица:</text:span></text:span></text:p>
          <text:list>
            <text:list-item>
              <text:list>
                <text:list-item>
                  <text:p text:style-name="P44">Формат: табличное представление с выравниванием</text:p>
                </text:list-item>
              </text:list>
            </text:list-item>
          </text:list>
        </text:list-item>
        <text:list-item>
          <text:p text:style-name="P43"><text:span text:style-name="Strong_20_Emphasis"><text:span text:style-name="T9">Количество столбцов с нулевыми элементами:</text:span></text:span></text:p>
          <text:list>
            <text:list-item>
              <text:list>
                <text:list-item>
                  <text:p text:style-name="P44">Тип: целое число</text:p>
                </text:list-item>
                <text:list-item>
                  <text:p text:style-name="P44"><text:soft-page-break/>Диапазон: 0 ≤ result ≤ n</text:p>
                </text:list-item>
              </text:list>
            </text:list-item>
          </text:list>
        </text:list-item>
        <text:list-item>
          <text:p text:style-name="P43"><text:span text:style-name="Strong_20_Emphasis"><text:span text:style-name="T9">Номер строки с самой длинной серией:</text:span></text:span></text:p>
          <text:list>
            <text:list-item>
              <text:list>
                <text:list-item>
                  <text:p text:style-name="P44">Тип: целое число</text:p>
                </text:list-item>
                <text:list-item>
                  <text:p text:style-name="P44">Диапазон: 1 ≤ result ≤ n</text:p>
                </text:list-item>
                <text:list-item>
                  <text:p text:style-name="P44">Особенности: при равенстве длин серий выбирается первая строка</text:p>
                </text:list-item>
              </text:list>
            </text:list-item>
          </text:list>
        </text:list-item>
      </text:list>
      <text:p text:style-name="P45"/>
      <text:h text:style-name="P15" text:outline-level="2"><text:bookmark-start text:name="__RefHeading___Toc2786_1501645048"/>Листинг программы<text:bookmark-end text:name="__RefHeading___Toc2786_1501645048"/></text:h>
      <text:p text:style-name="P46">Исходный листинг программы находиться в репазитории <text:span text:style-name="Основной_20_шрифт_20_абзаца"><text:span text:style-name="T2">GitHub</text:span></text:span>:</text:p>
      <text:p text:style-name="P47"><text:span text:style-name="Основной_20_шрифт_20_абзаца"><text:span text:style-name="T2">https</text:span></text:span>://<text:span text:style-name="Основной_20_шрифт_20_абзаца"><text:span text:style-name="T2">github</text:span></text:span>.<text:span text:style-name="Основной_20_шрифт_20_абзаца"><text:span text:style-name="T2">com</text:span></text:span>/<text:span text:style-name="Основной_20_шрифт_20_абзаца"><text:span text:style-name="T2">PUM</text:span></text:span>84/<text:span text:style-name="Основной_20_шрифт_20_абзаца"><text:span text:style-name="T2">BMSTU</text:span></text:span>_<text:span text:style-name="Основной_20_шрифт_20_абзаца"><text:span text:style-name="T2">Python</text:span></text:span>_<text:span text:style-name="Основной_20_шрифт_20_абзаца"><text:span text:style-name="T2">MihalevSA</text:span></text:span></text:p>
      <text:p text:style-name="P48">Результат работы программы</text:p>
      <text:p text:style-name="P49">Введите размер квадратной матрицы (N): 5</text:p>
      <text:p text:style-name="P49">Матрица A:</text:p>
      <text:p text:style-name="P49"><text:s/>4 <text:s/>9 <text:s/>3 <text:s/>7 <text:s/>1</text:p>
      <text:p text:style-name="P49"><text:s/>2 <text:s/>0 <text:s/>5 <text:s/>8 <text:s/>6</text:p>
      <text:p text:style-name="P49"><text:s/>9 <text:s/>9 <text:s/>9 <text:s/>2 <text:s/>2</text:p>
      <text:p text:style-name="P49"><text:s/>1 <text:s/>4 <text:s/>0 <text:s/>3 <text:s/>5</text:p>
      <text:p text:style-name="P49"><text:s/>7 <text:s/>8 <text:s/>1 <text:s/>6 <text:s/>0</text:p>
      <text:p text:style-name="P49">Количество столбцов с хотя бы одним нулём: 3</text:p>
      <text:p text:style-name="P49">Номер строки с самой длинной серией одинаковых элементов: 3</text:p>
      <text:h text:style-name="P50" text:outline-level="2"/>
      <text:h text:style-name="P51" text:outline-level="2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52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52">Брюс М. Ван Хорн <text:span text:style-name="Основной_20_шрифт_20_абзаца"><text:span text:style-name="T2">II</text:span></text:span>, Куан Нгуен. <text:span text:style-name="Основной_20_шрифт_20_абзаца"><text:span text:style-name="T2">PyCharm</text:span></text:span>: профессиональная работа<text:line-break/>на <text:span text:style-name="Основной_20_шрифт_20_абзаца"><text:span text:style-name="T2">Python</text:span></text:span> / пер. с англ. И.Л. Люско. – М.:ДМК Пресс, 2024. – 618 с.: ил.</text:p>
        </text:list-item>
        <text:list-item>
          <text:p text:style-name="P52"><text:span text:style-name="Основной_20_шрифт_20_абзаца"><text:span text:style-name="T2">Welcome to python.org. — </text:span></text:span>Текст<text:span text:style-name="Основной_20_шрифт_20_абзаца"><text:span text:style-name="T2"> : </text:span></text:span>электронный<text:span text:style-name="Основной_20_шрифт_20_абзаца"><text:span text:style-name="T2"> // The official home of the Python Programming Language : [</text:span></text:span>сайт<text:span text:style-name="Основной_20_шрифт_20_абзаца"><text:span text:style-name="T2">]. — URL: https://www.python.org/</text:span></text:span></text:p>
        </text:list-item>
        <text:list-item>
          <text:p text:style-name="P52">Git. — Текст : электронный // Git : [сайт]. — URL: https://git-scm.com/</text:p>
        </text:list-item>
        <text:list-item>
          <text:p text:style-name="P52">GitHub. — Текст : электронный // GitHub : [сайт]. — URL: https://github.com/</text:p>
        </text:list-item>
        <text:list-item>
          <text:p text:style-name="P52"><text:span text:style-name="Основной_20_шрифт_20_абзаца"><text:span text:style-name="T2">PyCharm: The only Python IDE you need. — </text:span></text:span>Текст<text:span text:style-name="Основной_20_шрифт_20_абзаца"><text:span text:style-name="T2"> : </text:span></text:span>электронный<text:span text:style-name="Основной_20_шрифт_20_абзаца"><text:span text:style-name="T2"> // JetBrains: Essential tools for software developers and teams : [</text:span></text:span>сайт<text:span text:style-name="Основной_20_шрифт_20_абзаца"><text:span text:style-name="T2">]. — URL: https://www.jetbrains.com/pycharm/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true" style:font-name-asian="NSimSun" style:font-size-asian="14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true" fo:background-color="transparent" style:font-name-asian="NSimSun" style:font-size-asian="14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6pt" style:font-name-asian="Microsoft YaHei" style:font-family-asian="'Microsoft YaHei'" style:font-family-generic-asian="swiss" style:font-pitch-asian="variable" style:font-size-asian="16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_20_по_20_центру" style:display-name="Нижний колонтитул по центру" style:family="paragraph" style:parent-style-name="Нижний_20_колонтитул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Примечание" style:family="paragraph" style:parent-style-name="Table_20_Contents">
      <style:paragraph-properties fo:text-align="center" style:justify-single-word="false" fo:hyphenation-ladder-count="no-limit" fo:hyphenation-keep="auto" loext:hyphenation-keep-type="column" loext:hyphenation-keep-line="false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First_20_line_20_indent" style:display-name="First line indent" style:family="paragraph" style:parent-style-name="Text_20_body" style:class="text">
      <style:paragraph-properties fo:hyphenation-ladder-count="no-limit" fo:hyphenation-keep="auto" loext:hyphenation-keep-type="column" loext:hyphenation-keep-line="false" fo:text-indent="1.251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Рис." style:family="paragraph" style:parent-style-name="Название_20_объекта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Указатель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Указатель" style:class="index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 loext:hyphenation-keep-line="false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hyphenation-ladder-count="no-limit" fo:hyphenation-keep="auto" loext:hyphenation-keep-type="column" loext:hyphenation-keep-line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Обычный">
      <style:paragraph-properties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2pt" style:font-size-asian="12pt"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.999cm" fo:margin-left="0cm" table:align="left"/>
    </style:style>
    <style:style style:name="Table1.A" style:family="table-column">
      <style:table-column-properties style:column-width="4.399cm"/>
    </style:style>
    <style:style style:name="Table1.B" style:family="table-column">
      <style:table-column-properties style:column-width="13.6cm"/>
    </style:style>
    <style:style style:name="Table1.1" style:family="table-row">
      <style:table-row-properties style:min-row-height="5.202cm" style:use-optimal-row-height="false"/>
    </style:style>
    <style:style style:name="Table1.A1" style:family="table-cell">
      <style:table-cell-properties fo:padding-left="0.018cm" fo:padding-right="0.018cm" fo:padding-top="0cm" fo:padding-bottom="0cm" fo:border="none" style:writing-mode="lr-tb"/>
    </style:style>
    <style:style style:name="MP1" style:family="paragraph" style:parent-style-name="Верхний_20_колонтитул">
      <style:paragraph-properties fo:text-align="center" style:justify-single-word="false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style:dynamic-spacing="true"/>
      </style:header-style>
      <style:footer-style>
        <style:header-footer-properties fo:min-height="0.2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<text:page-number text:select-page="current">9</text:page-number></text:p>
        <text:p text:style-name="Верхний_20_колонтитул"/>
      </style:header>
      <style:header-first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Рисунок 3 Копия 1 Копия 1 Копия 1" text:anchor-type="as-char" svg:y="0cm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Table1.A1" office:value-type="string">
              <text:p text:style-name="Штамп_20_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 text:style-name="Обычный"/>
      </style:footer>
      <style:footer-first>
        <text:p text:style-name="Нижний_20_колонтитул_20_по_20_центру">МОСКВА<text:line-break/>2025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X86_64 LibreOffice_project/54047653041915e595ad4e45cccea684809c77b5</meta:generator>
    <meta:initial-creator>Сергей Михалев</meta:initial-creator>
    <meta:creation-date>2025-10-09T14:42:00Z</meta:creation-date>
    <dc:date>2025-10-18T00:46:59.212262000</dc:date>
    <meta:editing-cycles>4</meta:editing-cycles>
    <meta:editing-duration>PT24M3S</meta:editing-duration>
    <meta:document-statistic meta:table-count="3" meta:image-count="1" meta:object-count="0" meta:page-count="9" meta:paragraph-count="164" meta:word-count="1118" meta:character-count="7825" meta:non-whitespace-character-count="6698"/>
    <meta:template xlink:type="simple" xlink:actuate="onRequest" xlink:title="" xlink:href="../lab_report_04 —%20копия.odt/Normal"/>
  </office:meta>
</office:document-meta>
</file>